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7c518" officeooo:paragraph-rsid="0017c518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7c518" officeooo:paragraph-rsid="0017c518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f18a4" officeooo:paragraph-rsid="001f18a4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f18a4" officeooo:paragraph-rsid="001f18a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officeooo:rsid="0017c518" officeooo:paragraph-rsid="0017c518"/>
    </style:style>
    <style:style style:name="P6" style:family="paragraph" style:parent-style-name="Standard">
      <style:text-properties style:text-underline-style="none" officeooo:rsid="002307da" officeooo:paragraph-rsid="002307da"/>
    </style:style>
    <style:style style:name="P7" style:family="paragraph" style:parent-style-name="Standard" style:list-style-name="L1">
      <style:text-properties style:text-underline-style="none" officeooo:rsid="002307da" officeooo:paragraph-rsid="002307da"/>
    </style:style>
    <style:style style:name="P8" style:family="paragraph" style:parent-style-name="Standard" style:list-style-name="L2">
      <style:text-properties officeooo:rsid="0017c518" officeooo:paragraph-rsid="0017c518"/>
    </style:style>
    <style:style style:name="P9" style:family="paragraph" style:parent-style-name="Standard" style:list-style-name="L2">
      <style:text-properties fo:font-size="12pt" officeooo:rsid="0017c518" officeooo:paragraph-rsid="0017c518" style:font-size-asian="12pt" style:font-size-complex="12pt"/>
    </style:style>
    <style:style style:name="P10" style:family="paragraph" style:parent-style-name="Standard" style:list-style-name="L3">
      <style:text-properties fo:font-size="12pt" officeooo:rsid="0017c518" officeooo:paragraph-rsid="0017c518" style:font-size-asian="12pt" style:font-size-complex="12pt"/>
    </style:style>
    <style:style style:name="P11" style:family="paragraph" style:parent-style-name="Standard" style:list-style-name="L3">
      <style:text-properties fo:font-size="12pt" officeooo:rsid="001a436e" officeooo:paragraph-rsid="001a436e" style:font-size-asian="12pt" style:font-size-complex="12pt"/>
    </style:style>
    <style:style style:name="P12" style:family="paragraph" style:parent-style-name="Standard" style:list-style-name="L3">
      <style:text-properties fo:font-size="12pt" officeooo:rsid="001bac5b" officeooo:paragraph-rsid="001bac5b" style:font-size-asian="12pt" style:font-size-complex="12pt"/>
    </style:style>
    <style:style style:name="P13" style:family="paragraph" style:parent-style-name="Standard" style:list-style-name="L3">
      <style:text-properties fo:font-size="12pt" fo:font-weight="normal" officeooo:rsid="001de08e" officeooo:paragraph-rsid="001e683c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fo:font-size="12pt" fo:font-weight="normal" officeooo:rsid="001f18a4" officeooo:paragraph-rsid="001f18a4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rsid="001f18a4" officeooo:paragraph-rsid="001f18a4"/>
    </style:style>
    <style:style style:name="T1" style:family="text">
      <style:text-properties officeooo:rsid="0018d19d"/>
    </style:style>
    <style:style style:name="T2" style:family="text">
      <style:text-properties officeooo:rsid="001a43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0713" style:font-weight-asian="bold" style:font-weight-complex="bold"/>
    </style:style>
    <style:style style:name="T5" style:family="text">
      <style:text-properties officeooo:rsid="002450c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n the general point of view, the whole work flow is an iterative process <text:span text:style-name="T5">based on</text:span> :</text:p>
      <text:p text:style-name="P6"/>
      <text:list xml:id="list2058132517" text:style-name="L1">
        <text:list-item>
          <text:p text:style-name="P7">search for the strongest peaks</text:p>
        </text:list-item>
        <text:list-item>
          <text:p text:style-name="P7">autoindexing those peaks</text:p>
        </text:list-item>
        <text:list-item>
          <text:p text:style-name="P7">refining offsets </text:p>
        </text:list-item>
        <text:list-item>
          <text:p text:style-name="P7">filter unwanted peaks</text:p>
        </text:list-item>
        <text:list-item>
          <text:p text:style-name="P7">build shape library</text:p>
        </text:list-item>
        <text:list-item>
          <text:p text:style-name="P7">predict new peaks</text:p>
        </text:list-item>
        <text:list-item>
          <text:p text:style-name="P7">integrate peaks</text:p>
        </text:list-item>
        <text:list-item>
          <text:p text:style-name="P7">statistics</text:p>
        </text:list-item>
      </text:list>
      <text:p text:style-name="P6"/>
      <text:p text:style-name="P6">the steps <text:span text:style-name="T5">2. to 7. being repeated until you good statistics</text:span></text:p>
      <text:list xml:id="list102821974982149" text:continue-numbering="true" text:style-name="L1">
        <text:list-header>
          <text:p text:style-name="P7"/>
        </text:list-header>
      </text:list>
      <text:p text:style-name="P5"/>
      <text:p text:style-name="P5">AutoIndexing workflow :</text:p>
      <text:list xml:id="list2501347430" text:style-name="L2">
        <text:list-header>
          <text:p text:style-name="P8"/>
        </text:list-header>
        <text:list-item>
          <text:p text:style-name="P9">Compute directions with the highest periodicity based on a discretized unit sphere in <text:span text:style-name="T1">Q</text:span>-space</text:p>
        </text:list-item>
        <text:list-item>
          <text:p text:style-name="P9">Produce basis based on triplets of these directions</text:p>
        </text:list-item>
        <text:list-item>
          <text:p text:style-name="P9">Refine the basis without any constraints</text:p>
        </text:list-item>
        <text:list-item>
          <text:p text:style-name="P9">Reduce those basis to Niggli (pri mitive) cell</text:p>
        </text:list-item>
        <text:list-item>
          <text:p text:style-name="P9">Reduce the Niggli cell to Gruber (conventional) cell → UB</text:p>
        </text:list-item>
        <text:list-item>
          <text:p text:style-name="P9">Refine the unit cell with constraints on B</text:p>
        </text:list-item>
      </text:list>
      <text:p text:style-name="P1"/>
      <text:p text:style-name="P1"/>
      <text:p text:style-name="P2">Build shape library:</text:p>
      <text:p text:style-name="P2"/>
      <text:list xml:id="list62841961" text:style-name="L3">
        <text:list-item>
          <text:p text:style-name="P10">Take the <text:span text:style-name="T2">peak part of the integration region of each peak</text:span></text:p>
        </text:list-item>
        <text:list-item>
          <text:p text:style-name="P11">Substract to it the average background corresponding to its background region</text:p>
        </text:list-item>
        <text:list-item>
          <text:p text:style-name="P11">Make a 3D histogram out of this background substracted peak → 3D profile</text:p>
          <text:p text:style-name="P12"/>
          <text:p text:style-name="P12">based on this we can predict peaks as follows</text:p>
          <text:p text:style-name="P12"/>
        </text:list-item>
        <text:list-item>
          <text:p text:style-name="P12">Select a coordinate in detector space (px,py,frame)</text:p>
        </text:list-item>
        <text:list-item>
          <text:p text:style-name="P12">Take the average of the surrounding 3D profiles → predicted profile <text:span text:style-name="T4">P</text:span></text:p>
          <text:p text:style-name="P13"/>
        </text:list-item>
      </text:list>
      <text:p text:style-name="P3">Integration :</text:p>
      <text:p text:style-name="P3"/>
      <text:p text:style-name="P4">pixel sum aka strong peak integration</text:p>
      <text:p text:style-name="P4"/>
      <text:list xml:id="list2215530846" text:style-name="L4">
        <text:list-item>
          <text:p text:style-name="P14">Predict the profile for a given peak located at [h k l]BU</text:p>
        </text:list-item>
        <text:list-item>
          <text:p text:style-name="P14">From that profile get the average covariance matrix</text:p>
        </text:list-item>
        <text:list-item>
          <text:p text:style-name="P14">Use the same integration technique as for peak find algorithm</text:p>
        </text:list-item>
      </text:list>
      <text:p text:style-name="P4"/>
      <text:p text:style-name="P4">other methods use a model for measured intensities <text:span text:style-name="T3">M</text:span> which is defined as</text:p>
      <text:p text:style-name="P4"/>
      <text:p text:style-name="P4"><text:tab/>Mi = I*Pi + B for each index of the predicted peak profiles</text:p>
      <text:p text:style-name="P4"/>
      <text:p text:style-name="P4">I and B are obtained by minimizing chi-square defied as :</text:p>
      <text:p text:style-name="P4"/>
      <text:p text:style-name="P15"><text:span text:style-name="T6"><text:tab/></text:span><draw:frame draw:style-name="fr1" draw:name="Objet1" text:anchor-type="as-char" svg:y="-0.2925in" svg:width="1.5791in" svg:height="0.489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0:59:04.028334631</meta:creation-date>
    <dc:date>2018-12-12T10:28:21.472192281</dc:date>
    <meta:editing-duration>PT23M31S</meta:editing-duration>
    <meta:editing-cycles>9</meta:editing-cycles>
    <meta:generator>LibreOffice/6.1.3.2$Linux_X86_64 LibreOffice_project/10$Build-2</meta:generator>
    <dc:creator>Joachim Wuttke</dc:creator>
    <meta:document-statistic meta:table-count="0" meta:image-count="0" meta:object-count="1" meta:page-count="1" meta:paragraph-count="33" meta:word-count="270" meta:character-count="1492" meta:non-whitespace-character-count="1273"/>
  </office:meta>
</office:document-meta>
</file>

<file path=Object 1/content.xml><?xml version="1.0" encoding="utf-8"?>
<math xmlns="http://www.w3.org/1998/Math/MathML" display="block">
  <semantics>
    <mrow>
      <msup>
        <mi mathvariant="normal">χ</mi>
        <mn>2</mn>
      </msup>
      <mo stretchy="false">=</mo>
      <mrow>
        <munder>
          <mo stretchy="false">∑</mo>
          <mi>i</mi>
        </munder>
        <mfrac>
          <msup>
            <mrow>
              <mo fence="true" stretchy="false">(</mo>
              <mrow>
                <mrow>
                  <msub>
                    <mi>M</mi>
                    <mi>i</mi>
                  </msub>
                  <mo stretchy="false">−</mo>
                  <msub>
                    <mi mathvariant="italic">IP</mi>
                    <mi>i</mi>
                  </msub>
                  <mo stretchy="false">−</mo>
                  <mi>B</mi>
                </mrow>
              </mrow>
              <mo fence="true" stretchy="false">)</mo>
            </mrow>
            <mn>2</mn>
          </msup>
          <msubsup>
            <mi mathvariant="normal">α</mi>
            <mi>i</mi>
            <mn>2</mn>
          </msubsup>
        </mfrac>
      </mrow>
    </mrow>
    <annotation encoding="StarMath 5.0">%chi ^{2} = sum from{i} { { (M_{i}-IP_{i}-B)^2 } over {%alpha_i^{2}}}  </annotation>
  </semantics>
</math>
</file>